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a546"/>
    </style:style>
    <style:style style:name="P2" style:family="paragraph" style:parent-style-name="Standard">
      <style:text-properties officeooo:paragraph-rsid="001ea271"/>
    </style:style>
    <style:style style:name="P3" style:family="paragraph" style:parent-style-name="Standard">
      <style:text-properties officeooo:paragraph-rsid="001fd677"/>
    </style:style>
    <style:style style:name="P4" style:family="paragraph" style:parent-style-name="Standard">
      <style:text-properties officeooo:paragraph-rsid="00278fc3"/>
    </style:style>
    <style:style style:name="P5" style:family="paragraph" style:parent-style-name="Standard">
      <style:paragraph-properties fo:line-height="115%"/>
      <style:text-properties officeooo:paragraph-rsid="001ca546"/>
    </style:style>
    <style:style style:name="P6" style:family="paragraph" style:parent-style-name="Standard">
      <style:text-properties officeooo:rsid="00278fc3" officeooo:paragraph-rsid="00278fc3"/>
    </style:style>
    <style:style style:name="P7" style:family="paragraph" style:parent-style-name="Standard">
      <style:text-properties officeooo:paragraph-rsid="002a8c93"/>
    </style:style>
    <style:style style:name="P8" style:family="paragraph" style:parent-style-name="Standard">
      <style:text-properties officeooo:paragraph-rsid="002a9d57"/>
    </style:style>
    <style:style style:name="P9" style:family="paragraph" style:parent-style-name="Standard">
      <style:text-properties officeooo:rsid="002a9d57" officeooo:paragraph-rsid="002a9d57"/>
    </style:style>
    <style:style style:name="P10" style:family="paragraph" style:parent-style-name="Standard">
      <style:text-properties officeooo:rsid="002ba32a" officeooo:paragraph-rsid="002ba32a"/>
    </style:style>
    <style:style style:name="P11" style:family="paragraph" style:parent-style-name="Standard" style:list-style-name="L1">
      <style:text-properties officeooo:paragraph-rsid="001ca546"/>
    </style:style>
    <style:style style:name="P12" style:family="paragraph" style:parent-style-name="Standard" style:list-style-name="L1">
      <style:paragraph-properties fo:line-height="115%"/>
      <style:text-properties officeooo:paragraph-rsid="001ca546"/>
    </style:style>
    <style:style style:name="P13" style:family="paragraph" style:parent-style-name="Standard" style:list-style-name="L1">
      <style:paragraph-properties fo:line-height="115%"/>
      <style:text-properties officeooo:rsid="00278fc3" officeooo:paragraph-rsid="001ca546"/>
    </style:style>
    <style:style style:name="P14" style:family="paragraph" style:parent-style-name="Standard" style:list-style-name="L7">
      <style:text-properties officeooo:rsid="00278fc3" officeooo:paragraph-rsid="00278fc3"/>
    </style:style>
    <style:style style:name="P15" style:family="paragraph" style:parent-style-name="Standard" style:list-style-name="L9">
      <style:text-properties officeooo:rsid="00278fc3" officeooo:paragraph-rsid="00278fc3"/>
    </style:style>
    <style:style style:name="P16" style:family="paragraph" style:parent-style-name="Standard" style:list-style-name="L2">
      <style:text-properties officeooo:paragraph-rsid="002a8c93"/>
    </style:style>
    <style:style style:name="P17" style:family="paragraph" style:parent-style-name="Standard" style:list-style-name="L2">
      <style:text-properties officeooo:paragraph-rsid="002a9d57"/>
    </style:style>
    <style:style style:name="P18" style:family="paragraph" style:parent-style-name="Standard" style:list-style-name="L2">
      <style:text-properties officeooo:paragraph-rsid="001ea271"/>
    </style:style>
    <style:style style:name="P19" style:family="paragraph" style:parent-style-name="Standard" style:list-style-name="L2">
      <style:text-properties officeooo:rsid="002a9d57" officeooo:paragraph-rsid="002a9d57"/>
    </style:style>
    <style:style style:name="P20" style:family="paragraph" style:parent-style-name="Standard" style:list-style-name="L10">
      <style:text-properties officeooo:rsid="002a9d57" officeooo:paragraph-rsid="002a9d57"/>
    </style:style>
    <style:style style:name="P21" style:family="paragraph" style:parent-style-name="Standard" style:list-style-name="L2">
      <style:text-properties officeooo:rsid="002a8c93" officeooo:paragraph-rsid="002d5bae"/>
    </style:style>
    <style:style style:name="P22" style:family="paragraph" style:parent-style-name="Standard" style:list-style-name="L3">
      <style:text-properties officeooo:rsid="002a8c93" officeooo:paragraph-rsid="002d5bae"/>
    </style:style>
    <style:style style:name="P23" style:family="paragraph" style:parent-style-name="Standard" style:list-style-name="L2">
      <style:text-properties officeooo:rsid="002d5bae" officeooo:paragraph-rsid="002d5bae"/>
    </style:style>
    <style:style style:name="P24" style:family="paragraph" style:parent-style-name="Standard" style:list-style-name="L3">
      <style:text-properties officeooo:rsid="002d5bae" officeooo:paragraph-rsid="002d5bae"/>
    </style:style>
    <style:style style:name="P25" style:family="paragraph" style:parent-style-name="Standard" style:list-style-name="L3">
      <style:text-properties officeooo:rsid="002ba32a" officeooo:paragraph-rsid="002ba32a"/>
    </style:style>
    <style:style style:name="P26" style:family="paragraph" style:parent-style-name="Standard" style:list-style-name="L9">
      <style:text-properties officeooo:rsid="002ba32a" officeooo:paragraph-rsid="002ba32a"/>
    </style:style>
    <style:style style:name="P27" style:family="paragraph" style:parent-style-name="Standard" style:list-style-name="L5">
      <style:text-properties officeooo:paragraph-rsid="001fd677"/>
    </style:style>
    <style:style style:name="P28" style:family="paragraph" style:parent-style-name="Standard" style:list-style-name="L6">
      <style:text-properties officeooo:paragraph-rsid="001fd677"/>
    </style:style>
    <style:style style:name="P29" style:family="paragraph" style:parent-style-name="Standard" style:list-style-name="L7">
      <style:text-properties officeooo:paragraph-rsid="00278fc3"/>
    </style:style>
    <style:style style:name="P30" style:family="paragraph" style:parent-style-name="Standard" style:list-style-name="L8"/>
    <style:style style:name="P3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15pt" style:text-underline-style="solid" style:text-underline-width="auto" style:text-underline-color="font-color" fo:font-weight="bold" officeooo:paragraph-rsid="002a9d57" style:font-size-asian="15pt" style:font-weight-asian="bold" style:font-size-complex="15pt" style:font-weight-complex="bold"/>
    </style:style>
    <style:style style:name="P33" style:family="paragraph" style:parent-style-name="Standard" style:list-style-name="L4">
      <style:paragraph-properties fo:margin-top="0.101cm" fo:margin-bottom="0.101cm" loext:contextual-spacing="false"/>
      <style:text-properties officeooo:paragraph-rsid="00278fc3"/>
    </style:style>
    <style:style style:name="P34" style:family="paragraph" style:parent-style-name="Standard" style:list-style-name="L4">
      <style:paragraph-properties fo:margin-top="0.101cm" fo:margin-bottom="0.101cm" loext:contextual-spacing="false"/>
      <style:text-properties officeooo:paragraph-rsid="00299f09"/>
    </style:style>
    <style:style style:name="P35" style:family="paragraph" style:parent-style-name="Standard" style:list-style-name="L4">
      <style:paragraph-properties fo:margin-top="0.101cm" fo:margin-bottom="0.101cm" loext:contextual-spacing="false"/>
      <style:text-properties officeooo:rsid="00265048" officeooo:paragraph-rsid="00278fc3"/>
    </style:style>
    <style:style style:name="P36" style:family="paragraph" style:parent-style-name="Standard" style:list-style-name="L4">
      <style:paragraph-properties fo:margin-top="0.101cm" fo:margin-bottom="0.101cm" loext:contextual-spacing="false"/>
      <style:text-properties officeooo:rsid="00247b8f" officeooo:paragraph-rsid="00278fc3"/>
    </style:style>
    <style:style style:name="P37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</style:style>
    <style:style style:name="T1" style:family="text">
      <style:text-properties officeooo:rsid="00247b8f"/>
    </style:style>
    <style:style style:name="T2" style:family="text">
      <style:text-properties officeooo:rsid="00278fc3"/>
    </style:style>
    <style:style style:name="T3" style:family="text">
      <style:text-properties officeooo:rsid="00299f09"/>
    </style:style>
    <style:style style:name="T4" style:family="text">
      <style:text-properties officeooo:rsid="002ba32a"/>
    </style:style>
    <style:style style:name="T5" style:family="text">
      <style:text-properties officeooo:rsid="002d5bae"/>
    </style:style>
    <style:style style:name="T6" style:family="text">
      <style:text-properties officeooo:rsid="002d9ce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evanshi Singh</text:p>
      <text:p text:style-name="P37">devanshisingh6b@gmail.com | 9953471696 Shirpur , Maharashtra 425405</text:p>
      <text:p text:style-name="P1"/>
      <text:p text:style-name="P1"/>
      <text:p text:style-name="P8"><text:span text:style-name="T9">Summary</text:span><text:tab/></text:p>
      <text:p text:style-name="P8"><text:tab/></text:p>
      <text:p text:style-name="P5">Ambitious second year student pursuing MBA Tech degree in Computer Science eager to gain hands-on experience. Having a knowledge of programming languages C, Java and Python and having an idea of languages like HTML, C++ and CSS. Adaptable and driven with strong work ethic and ability to thrive in team-based or individually motivated settings.</text:p>
      <text:p text:style-name="Standard"/>
      <text:p text:style-name="Standard"/>
      <text:p text:style-name="P32">Skills<text:tab/></text:p>
      <text:p text:style-name="P8"><text:tab/><text:tab/></text:p>
      <text:list xml:id="list4223267907" text:style-name="L1">
        <text:list-item>
          <text:p text:style-name="P12">Java <text:span text:style-name="T2">Programming</text:span></text:p>
        </text:list-item>
        <text:list-item>
          <text:p text:style-name="P13">Python Programming</text:p>
        </text:list-item>
        <text:list-item>
          <text:p text:style-name="P12">C <text:span text:style-name="T2">Programming</text:span></text:p>
        </text:list-item>
        <text:list-item>
          <text:p text:style-name="P12">MS Office</text:p>
        </text:list-item>
        <text:list-item>
          <text:p text:style-name="P12">MySQL</text:p>
        </text:list-item>
        <text:list-item>
          <text:p text:style-name="P12">Bilingual in English and Hindi</text:p>
          <text:p text:style-name="P11"/>
        </text:list-item>
      </text:list>
      <text:p text:style-name="P1"/>
      <text:p text:style-name="Standard">Education</text:p>
      <text:p text:style-name="Standard"/>
      <text:list xml:id="list3021536916" text:style-name="L2">
        <text:list-item>
          <text:p text:style-name="P16">MBA Tech in Computer Science</text:p>
          <text:p text:style-name="P16">Narsee Monjee Institue Of Management Studies, Shirpur</text:p>
          <text:p text:style-name="P17">Expected in 2023</text:p>
          <text:p text:style-name="P19"><text:span text:style-name="T5">Scored </text:span>3.4 / 4.0 (till date)</text:p>
        </text:list-item>
      </text:list>
      <text:p text:style-name="P7"/>
      <text:list xml:id="list165037500485591" text:continue-numbering="true" text:style-name="L2">
        <text:list-item>
          <text:p text:style-name="P16">B. Tech (Hons.) in Machine Learning And Data Analytics</text:p>
          <text:p text:style-name="P18">Narsee Monjee Institue Of Management Studies, Shirpur</text:p>
          <text:p text:style-name="P17">Expected in 2022</text:p>
        </text:list-item>
      </text:list>
      <text:p text:style-name="P2"/>
      <text:list xml:id="list165037346265525" text:continue-numbering="true" text:style-name="L2">
        <text:list-item>
          <text:p text:style-name="P19">XII</text:p>
          <text:p text:style-name="P21">Girls’ High School &amp; College (ISC Board) </text:p>
          <text:p text:style-name="P23">Completed in 2018</text:p>
        </text:list-item>
      </text:list>
      <text:p text:style-name="P9"><text:tab/><text:span text:style-name="T5">Scored 77%</text:span></text:p>
      <text:p text:style-name="P9"/>
      <text:list xml:id="list427215385" text:style-name="L3">
        <text:list-item>
          <text:p text:style-name="P25">X</text:p>
          <text:p text:style-name="P22">Girls’ High School &amp; College (ICSE Board)</text:p>
          <text:p text:style-name="P24">Completed in 2016</text:p>
          <text:p text:style-name="P24">Scored 87%</text:p>
          <text:p text:style-name="P25"/>
        </text:list-item>
      </text:list>
      <text:p text:style-name="P2"/>
      <text:p text:style-name="P4">Certifications</text:p>
      <text:p text:style-name="P4"/>
      <text:list xml:id="list1578211970" text:style-name="L4">
        <text:list-item>
          <text:p text:style-name="P33">Business English: Management and Leadership <text:span text:style-name="T1">by Arizona State Unviersity through Coursera</text:span></text:p>
        </text:list-item>
        <text:list-item>
          <text:p text:style-name="P33">Business English: Marketing and Sales <text:span text:style-name="T1">by Arizona State University through Coursera</text:span></text:p>
        </text:list-item>
        <text:list-item>
          <text:p text:style-name="P33"><text:soft-page-break/>Business English: Finance and Economics <text:span text:style-name="T1">by Arizona State University through Coursera</text:span></text:p>
        </text:list-item>
        <text:list-item>
          <text:p text:style-name="P35">Introduction to Python Programming by Avinash Jain, CEO of TheCodex.me thorugh Udemy</text:p>
        </text:list-item>
        <text:list-item>
          <text:p text:style-name="P35">Python and Django Full Stack Web Developer Bootcamp by Jose Portilla, Head of Data Science Science, Pierian Data Inc. through Udemy</text:p>
        </text:list-item>
        <text:list-item>
          <text:p text:style-name="P36">Python for Data Science and AI by IBM through Coursera</text:p>
        </text:list-item>
        <text:list-item>
          <text:p text:style-name="P33">Data Analysis with Python <text:span text:style-name="T1">by IBM through Coursera</text:span></text:p>
        </text:list-item>
        <text:list-item>
          <text:p text:style-name="P34">Data Visualization with Python <text:span text:style-name="T1">by IBM through Coursera</text:span></text:p>
        </text:list-item>
        <text:list-item>
          <text:p text:style-name="P34">Applied Data Science Capstone <text:span text:style-name="T3">by IBM through Coursera</text:span></text:p>
        </text:list-item>
        <text:list-item>
          <text:p text:style-name="P33">Machine Learning Foundations: A Case Study Approach <text:span text:style-name="T1">by University of Washington through Coursera</text:span></text:p>
        </text:list-item>
        <text:list-item>
          <text:p text:style-name="P33">Work Smarter, Not Harder: Time Management for Personal &amp; Professional Productivity <text:span text:style-name="T1">by University of California, Irvine through Coursera</text:span></text:p>
        </text:list-item>
        <text:list-item>
          <text:p text:style-name="P33">Ethical Hacking Workshop by Lucideus </text:p>
        </text:list-item>
        <text:list-item>
          <text:p text:style-name="P33">Robotics Workshop by Ambiora</text:p>
        </text:list-item>
      </text:list>
      <text:p text:style-name="P2"/>
      <text:p text:style-name="P2"/>
      <text:p text:style-name="P3">Experience</text:p>
      <text:p text:style-name="P3"/>
      <text:list xml:id="list1008230629" text:style-name="L5">
        <text:list-item>
          <text:p text:style-name="P27">Organising Committee - Computer Society Of India (Shirpur, Maharashtra)</text:p>
        </text:list-item>
      </text:list>
      <text:p text:style-name="P3"><text:tab/>October 2019 – Current</text:p>
      <text:list xml:id="list3154636838" text:style-name="L6">
        <text:list-header>
          <text:p text:style-name="P28"/>
        </text:list-header>
        <text:list-item>
          <text:p text:style-name="P28">Member - Project Drive (Shirpur, Maharashtra)</text:p>
          <text:p text:style-name="P28">March 2019 - Current</text:p>
        </text:list-item>
      </text:list>
      <text:list xml:id="list165036939599255" text:continue-list="list165037346265525" text:style-name="L2">
        <text:list-header>
          <text:p text:style-name="P18"/>
        </text:list-header>
      </text:list>
      <text:p text:style-name="Standard"/>
      <text:p text:style-name="Standard">Profiles</text:p>
      <text:p text:style-name="Standard"/>
      <text:list xml:id="list3881249898" text:style-name="L7">
        <text:list-item>
          <text:p text:style-name="P14">LinkedIn</text:p>
          <text:p text:style-name="P29"><text:a xlink:type="simple" xlink:href="https://wwwlinkedin.com/inJdevanshi-singh-88a852176/" text:style-name="Internet_20_link" text:visited-style-name="Visited_20_Internet_20_Link"><text:span text:style-name="T2">h</text:span></text:a><text:a xlink:type="simple" xlink:href="https://wwwlinkedin.com/inJdevanshi-singh-88a852176/" text:style-name="Internet_20_link" text:visited-style-name="Visited_20_Internet_20_Link">ttps://www.linkedin.com/in/devanshi-singh-88a852176/</text:a></text:p>
        </text:list-item>
      </text:list>
      <text:p text:style-name="P4"/>
      <text:list xml:id="list165036351923576" text:continue-numbering="true" text:style-name="L7">
        <text:list-item>
          <text:p text:style-name="P14">GitHub</text:p>
          <text:p text:style-name="P29">https://github.com/devanshisingh</text:p>
        </text:list-item>
      </text:list>
      <text:p text:style-name="Standard"/>
      <text:p text:style-name="Standard"/>
      <text:p text:style-name="Standard">Projects</text:p>
      <text:p text:style-name="Standard"/>
      <text:list xml:id="list3005327204" text:style-name="L8">
        <text:list-item>
          <text:p text:style-name="P30">Compiler Design</text:p>
        </text:list-item>
      </text:list>
      <text:p text:style-name="Standard"><text:tab/><text:a xlink:type="simple" xlink:href="https://github.com/project-drive/Bhasha" text:style-name="Internet_20_link" text:visited-style-name="Visited_20_Internet_20_Link">https://github.com/project-drive/Bhasha</text:a></text:p>
      <text:p text:style-name="Standard"><text:tab/><text:span text:style-name="T4">2019</text:span></text:p>
      <text:p text:style-name="Standard"/>
      <text:list xml:id="list3832013754" text:style-name="L9">
        <text:list-item>
          <text:p text:style-name="P15">Writing a research paper on Proof of Work Algorithm</text:p>
          <text:p text:style-name="P26">2020</text:p>
        </text:list-item>
      </text:list>
      <text:p text:style-name="P10"/>
      <text:p text:style-name="P10"/>
      <text:p text:style-name="P10"/>
      <text:p text:style-name="P10"/>
      <text:p text:style-name="P6"/>
      <text:p text:style-name="P9"><text:soft-page-break/>Mini – Projects</text:p>
      <text:p text:style-name="P9"/>
      <text:list xml:id="list3261406649" text:style-name="L10">
        <text:list-item>
          <text:p text:style-name="P20">Hospital Management System</text:p>
          <text:p text:style-name="P20">https://github.com/devanshisingh/hospital-management-system</text:p>
        </text:list-item>
      </text:list>
      <text:p text:style-name="Standard"><text:tab/><text:span text:style-name="T6">2020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9:33:41.608865536</meta:creation-date>
    <dc:date>2020-10-30T16:50:35.014396820</dc:date>
    <meta:editing-duration>PT1H16M39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3" meta:paragraph-count="67" meta:word-count="386" meta:character-count="2474" meta:non-whitespace-character-count="2184"/>
  </office:meta>
</office:document-meta>
</file>